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byssinica SIL" fo:font-size="14pt" style:text-underline-style="none" officeooo:rsid="0007c5ed" officeooo:paragraph-rsid="0007c5e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5pt" style:text-underline-style="solid" style:text-underline-width="auto" style:text-underline-color="font-color" officeooo:rsid="0007c5ed" officeooo:paragraph-rsid="0007c5ed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1d121" officeooo:paragraph-rsid="001ff9a1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1d121" officeooo:paragraph-rsid="002013ae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1d121" officeooo:paragraph-rsid="00233f97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1d121" officeooo:paragraph-rsid="00268bde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1d121" officeooo:paragraph-rsid="00285dca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byssinica SIL" fo:font-size="14pt" style:text-underline-style="none" officeooo:rsid="0011d121" officeooo:paragraph-rsid="0013cdbf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byssinica SIL" fo:font-size="14pt" style:text-underline-style="none" officeooo:rsid="0011d121" officeooo:paragraph-rsid="0011d121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byssinica SIL" fo:font-size="14pt" style:text-underline-style="none" officeooo:rsid="0011d121" officeooo:paragraph-rsid="0011d121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byssinica SIL" fo:font-size="14pt" style:text-underline-style="none" officeooo:rsid="0011d121" officeooo:paragraph-rsid="00268bde" style:font-size-asian="14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byssinica SIL" fo:font-size="14pt" style:text-underline-style="none" officeooo:rsid="0015c451" officeooo:paragraph-rsid="0015c451" style:font-size-asian="14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byssinica SIL" fo:font-size="14pt" style:text-underline-style="none" officeooo:rsid="000e865a" officeooo:paragraph-rsid="000e865a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Abyssinica SIL" fo:font-size="14pt" style:text-underline-style="none" officeooo:rsid="002013ae" officeooo:paragraph-rsid="002013ae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byssinica SIL" fo:font-size="14pt" style:text-underline-style="none" officeooo:rsid="0016db9a" officeooo:paragraph-rsid="00285dca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Abyssinica SIL" fo:font-size="14pt" style:text-underline-style="none" officeooo:rsid="002eb102" officeooo:paragraph-rsid="002eb102" style:font-size-asian="14pt" style:font-size-complex="14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officeooo:paragraph-rsid="0007c5ed" style:font-size-asian="14pt" style:font-size-complex="14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officeooo:rsid="000e865a" officeooo:paragraph-rsid="000e865a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officeooo:paragraph-rsid="002eb102"/>
    </style:style>
    <style:style style:name="T1" style:family="text">
      <style:text-properties style:font-name="Abyssinica SIL" style:text-underline-style="none"/>
    </style:style>
    <style:style style:name="T2" style:family="text">
      <style:text-properties style:font-name="Abyssinica SIL" style:text-underline-style="none" officeooo:rsid="000cd4f7"/>
    </style:style>
    <style:style style:name="T3" style:family="text">
      <style:text-properties style:font-name="Abyssinica SIL" style:text-underline-style="none" officeooo:rsid="00151f7f"/>
    </style:style>
    <style:style style:name="T4" style:family="text">
      <style:text-properties style:font-name="Abyssinica SIL" style:text-underline-style="none" officeooo:rsid="0016db9a"/>
    </style:style>
    <style:style style:name="T5" style:family="text">
      <style:text-properties style:font-name="Abyssinica SIL" style:text-underline-style="none" officeooo:rsid="0017eb12"/>
    </style:style>
    <style:style style:name="T6" style:family="text">
      <style:text-properties style:font-name="Abyssinica SIL" style:text-underline-style="none" officeooo:rsid="0019e868"/>
    </style:style>
    <style:style style:name="T7" style:family="text">
      <style:text-properties style:font-name="Abyssinica SIL" style:text-underline-style="none" officeooo:rsid="001c23c7"/>
    </style:style>
    <style:style style:name="T8" style:family="text">
      <style:text-properties style:font-name="Abyssinica SIL" style:text-underline-style="none" officeooo:rsid="0007c5ed"/>
    </style:style>
    <style:style style:name="T9" style:family="text">
      <style:text-properties style:font-name="Abyssinica SIL" style:text-underline-style="none" officeooo:rsid="0015c451"/>
    </style:style>
    <style:style style:name="T10" style:family="text">
      <style:text-properties style:font-name="Abyssinica SIL" style:text-underline-style="none" officeooo:rsid="002013ae"/>
    </style:style>
    <style:style style:name="T11" style:family="text">
      <style:text-properties style:font-name="Abyssinica SIL" style:text-underline-style="none" officeooo:rsid="00233f97"/>
    </style:style>
    <style:style style:name="T12" style:family="text">
      <style:text-properties style:font-name="Abyssinica SIL" style:text-underline-style="none" officeooo:rsid="00249ac0"/>
    </style:style>
    <style:style style:name="T13" style:family="text">
      <style:text-properties style:font-name="Abyssinica SIL" fo:font-size="14pt" style:text-underline-style="none" officeooo:rsid="002eb102" style:font-size-asian="14pt" style:font-size-complex="14pt"/>
    </style:style>
    <style:style style:name="T14" style:family="text">
      <style:text-properties officeooo:rsid="0013cd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OT-Application</text:p>
      <text:p text:style-name="P1"/>
      <text:list xml:id="list836442027" text:style-name="L1">
        <text:list-header>
          <text:p text:style-name="P8"><text:span text:style-name="T14">10</text:span>’Aug’22</text:p>
          <text:p text:style-name="P8"/>
        </text:list-header>
        <text:list-item>
          <text:p text:style-name="P17"><text:span text:style-name="T8">Super </text:span><text:span text:style-name="T2">a</text:span><text:span text:style-name="T8">dmin </text:span><text:span text:style-name="T2">can create company </text:span><text:span text:style-name="T3">and comp</text:span><text:span text:style-name="T9">a</text:span><text:span text:style-name="T3">ny admin.</text:span></text:p>
        </text:list-item>
        <text:list-item>
          <text:p text:style-name="P18"><text:span text:style-name="T2">A</text:span><text:span text:style-name="T1">ll Staff have there own login credentials.</text:span></text:p>
        </text:list-item>
        <text:list-item>
          <text:p text:style-name="P12">Super admin will create virtual admin at the time of company creation.</text:p>
        </text:list-item>
        <text:list-item>
          <text:p text:style-name="P12">Virtual admin will create company admin.</text:p>
          <text:p text:style-name="P13"/>
          <text:p text:style-name="P9">=====================================================</text:p>
        </text:list-item>
      </text:list>
      <text:p text:style-name="P10"/>
      <text:p text:style-name="P10">17’Aug’22</text:p>
      <text:p text:style-name="P10"/>
      <text:p text:style-name="P4"><text:span text:style-name="T1"><text:tab/>* </text:span><text:span text:style-name="T10">Can super admin:</text:span></text:p>
      <text:p text:style-name="P14"><text:tab/><text:tab/><text:tab/>-&gt; create only virtual admin, not physical admin?</text:p>
      <text:p text:style-name="P14"><text:tab/><text:tab/><text:tab/>-&gt; create both virtual admin and physical admin?</text:p>
      <text:p text:style-name="P11"><text:s text:c="5"/></text:p>
      <text:p text:style-name="P6"><text:span text:style-name="T1"><text:tab/>* </text:span><text:span text:style-name="T4">Can </text:span><text:span text:style-name="T5">one</text:span><text:span text:style-name="T4"> company admin:</text:span></text:p>
      <text:p text:style-name="P5"><text:span text:style-name="T4"><text:tab/><text:tab/><text:tab/>-</text:span><text:span text:style-name="T11">&gt; </text:span><text:span text:style-name="T4">operate more then one company?</text:span></text:p>
      <text:p text:style-name="P3"><text:span text:style-name="T4"><text:tab/><text:tab/><text:tab/>-</text:span><text:span text:style-name="T12">&gt;</text:span><text:span text:style-name="T2">create another company admin?</text:span><text:span text:style-name="T4"><text:tab/></text:span></text:p>
      <text:p text:style-name="P15"><text:tab/></text:p>
      <text:p text:style-name="P7"><text:span text:style-name="T4"><text:tab/>* Can </text:span><text:span text:style-name="T5">one</text:span><text:span text:style-name="T4"> project admin, operate m</text:span><text:span text:style-name="T6">o</text:span><text:span text:style-name="T4">re then one projects?</text:span><text:span text:style-name="T7">[Yes]</text:span></text:p>
      <text:p text:style-name="P19"><text:span text:style-name="T13"/></text:p>
      <text:p text:style-name="P19"><text:span text:style-name="T13"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5:07:27.523124119</meta:creation-date>
    <meta:generator>LibreOffice/6.4.7.2$Linux_X86_64 LibreOffice_project/40$Build-2</meta:generator>
    <dc:date>2022-08-18T16:29:12.592664203</dc:date>
    <meta:editing-duration>PT3H11M23S</meta:editing-duration>
    <meta:editing-cycles>27</meta:editing-cycles>
    <meta:document-statistic meta:table-count="0" meta:image-count="0" meta:object-count="0" meta:page-count="1" meta:paragraph-count="17" meta:word-count="86" meta:character-count="582" meta:non-whitespace-character-count="493"/>
  </office:meta>
</office:document-meta>
</file>